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fo:font-size="13.5pt" officeooo:paragraph-rsid="00034e1c" style:font-size-asian="13.5pt" style:font-size-complex="13.5pt"/>
    </style:style>
    <style:style style:name="P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color="#000000" fo:font-size="22pt" fo:font-weight="bold" officeooo:rsid="0005e5f0" officeooo:paragraph-rsid="0005e5f0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16.988cm" style:leader-style="solid" style:leader-text="_"/>
        </style:tab-stops>
      </style:paragraph-properties>
      <style:text-properties fo:text-transform="uppercase" style:font-name="Times New Roman" fo:font-size="14pt" fo:font-weight="bold" officeooo:paragraph-rsid="00034e1c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text-transform="uppercase" style:font-name="Times New Roman" fo:font-size="14pt" fo:font-weight="bold" officeooo:paragraph-rsid="00034e1c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034e1c"/>
    </style:style>
    <style:style style:name="P6" style:family="paragraph" style:parent-style-name="Standard">
      <style:paragraph-properties fo:margin-top="0cm" fo:margin-bottom="0cm" loext:contextual-spacing="false" fo:line-height="150%" fo:text-align="end" style:justify-single-word="false">
        <style:tab-stops>
          <style:tab-stop style:position="16.988cm" style:leader-style="solid" style:leader-text="_"/>
        </style:tab-stops>
      </style:paragraph-properties>
      <style:text-properties officeooo:paragraph-rsid="00034e1c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16.988cm" style:leader-style="solid" style:leader-text="_"/>
        </style:tab-stops>
      </style:paragraph-properties>
      <style:text-properties style:font-name="Times New Roman" fo:font-size="14pt" officeooo:paragraph-rsid="00034e1c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" fo:font-size="14pt" officeooo:paragraph-rsid="00034e1c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50%">
        <style:tab-stops>
          <style:tab-stop style:position="16.988cm" style:leader-style="solid" style:leader-text="_"/>
        </style:tab-stops>
      </style:paragraph-properties>
      <style:text-properties style:font-name="Times New Roman" fo:font-size="14pt" officeooo:paragraph-rsid="00034e1c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text-transform="uppercase" style:font-name="Times New Roman" fo:font-size="14pt" fo:font-weight="bold" officeooo:paragraph-rsid="00034e1c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1" style:family="paragraph" style:parent-style-name="Standard" style:list-style-name="">
      <style:paragraph-properties fo:margin-top="0.423cm" fo:margin-bottom="0.106cm" loext:contextual-spacing="false" fo:line-height="150%" fo:text-align="center" style:justify-single-word="false"/>
      <style:text-properties style:font-name="Times New Roman" fo:font-size="14pt" fo:font-weight="bold" officeooo:paragraph-rsid="00034e1c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2" style:family="paragraph" style:parent-style-name="Standard">
      <style:paragraph-properties fo:margin-top="0.423cm" fo:margin-bottom="0cm" loext:contextual-spacing="false" fo:line-height="150%" fo:text-align="center" style:justify-single-word="false"/>
      <style:text-properties style:font-name="Times New Roman" fo:font-size="14pt" officeooo:paragraph-rsid="00034e1c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top="0.494cm" fo:margin-bottom="0.494cm" loext:contextual-spacing="false" fo:line-height="100%" fo:text-align="center" style:justify-single-word="false"/>
      <style:text-properties fo:color="#000000" style:font-name="Times New Roman" fo:font-size="13.5pt" fo:font-weight="bold" officeooo:paragraph-rsid="00034e1c" style:font-name-asian="Times New Roman1" style:font-size-asian="13.5pt" style:language-asian="ru" style:country-asian="RU" style:font-weight-asian="bold" style:font-name-complex="Times New Roman1" style:font-size-complex="13.5pt"/>
    </style:style>
    <style:style style:name="P14" style:family="paragraph" style:parent-style-name="Standard">
      <style:paragraph-properties fo:margin-top="0.494cm" fo:margin-bottom="0.494cm" loext:contextual-spacing="false" fo:line-height="100%" fo:text-align="center" style:justify-single-word="false"/>
      <style:text-properties fo:color="#000000" style:font-name="Times New Roman" fo:font-size="13.5pt" fo:font-style="italic" fo:font-weight="bold" officeooo:paragraph-rsid="00034e1c" style:font-name-asian="Times New Roman1" style:font-size-asian="13.5pt" style:language-asian="ru" style:country-asian="RU" style:font-style-asian="italic" style:font-weight-asian="bold" style:font-name-complex="Times New Roman1" style:font-size-complex="13.5pt"/>
    </style:style>
    <style:style style:name="P15" style:family="paragraph" style:parent-style-name="Standard">
      <style:paragraph-properties fo:margin-top="0.494cm" fo:margin-bottom="0.494cm" loext:contextual-spacing="false" fo:line-height="100%"/>
      <style:text-properties officeooo:paragraph-rsid="00034e1c"/>
    </style:style>
    <style:style style:name="P16" style:family="paragraph" style:parent-style-name="List_20_Paragraph" style:list-style-name="WWNum1">
      <style:paragraph-properties fo:margin-top="0cm" fo:margin-bottom="0cm" loext:contextual-spacing="true" fo:line-height="150%" fo:text-align="justify" style:justify-single-word="false"/>
      <style:text-properties fo:color="#000000" style:font-name="Times New Roman" fo:font-size="13.5pt" fo:language="ru" fo:country="RU" officeooo:paragraph-rsid="00034e1c" style:font-name-asian="Times New Roman1" style:font-size-asian="13.5pt" style:language-asian="ru" style:country-asian="RU" style:font-name-complex="Times New Roman1" style:font-size-complex="13.5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20pt" style:font-size-asian="20pt" style:font-size-complex="20pt"/>
    </style:style>
    <style:style style:name="P19" style:family="paragraph">
      <loext:graphic-properties draw:fill-color="#780373"/>
      <style:paragraph-properties fo:text-align="center"/>
      <style:text-properties fo:font-size="20pt" style:font-size-asian="20pt" style:font-size-complex="20pt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7b53a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style:font-name="Times New Roman" fo:font-size="13.5pt" fo:font-style="italic" style:font-name-asian="Times New Roman1" style:font-size-asian="13.5pt" style:language-asian="ru" style:country-asian="RU" style:font-style-asian="italic" style:font-name-complex="Times New Roman1" style:font-size-complex="13.5pt"/>
    </style:style>
    <style:style style:name="T5" style:family="text">
      <style:text-properties fo:color="#000000" style:font-name="Times New Roman" fo:font-size="13.5pt" style:font-name-asian="Times New Roman1" style:font-size-asian="13.5pt" style:language-asian="ru" style:country-asian="RU" style:font-name-complex="Times New Roman1" style:font-size-complex="13.5pt"/>
    </style:style>
    <style:style style:name="T6" style:family="text">
      <style:text-properties fo:color="#000000" style:font-name="Times New Roman" fo:font-size="13.5pt" fo:font-weight="bold" style:font-name-asian="Times New Roman1" style:font-size-asian="13.5pt" style:language-asian="ru" style:country-asian="RU" style:font-weight-asian="bold" style:font-name-complex="Times New Roman1" style:font-size-complex="13.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gr1" style:family="graphic">
      <style:graphic-properties draw:textarea-horizontal-align="justify" draw:textarea-vertical-align="middle" draw:auto-grow-height="false" fo:min-height="2.955cm" fo:min-width="5.9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3.14cm" fo:min-width="6.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096cm" fo:min-width="0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3.163cm" fo:min-width="6.8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963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780373" draw:textarea-horizontal-align="justify" draw:textarea-vertical-align="middle" draw:auto-grow-height="false" fo:min-height="1.748cm" fo:min-width="4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34cm" fo:min-width="4.1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2.228cm" fo:min-width="0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122cm" fo:min-width="0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3.283cm" fo:min-width="6.8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212cm" fo:min-width="2.7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3.341cm" fo:min-width="7.3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3.283cm" fo:min-width="7.3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212cm" fo:min-width="2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3.161cm" fo:min-width="6.5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2.496cm" fo:min-width="6.8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3.246cm" fo:min-width="7.8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3.246cm" fo:min-width="8.2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textarea-horizontal-align="justify" draw:textarea-vertical-align="middle" draw:auto-grow-height="false" fo:min-height="4.355cm" fo:min-width="8.0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0.381cm" fo:min-width="3.2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textarea-horizontal-align="justify" draw:textarea-vertical-align="middle" draw:auto-grow-height="false" fo:min-height="0.413cm" fo:min-width="0.1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textarea-horizontal-align="justify" draw:textarea-vertical-align="middle" draw:auto-grow-height="false" fo:min-height="2.445cm" fo:min-width="0.3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textarea-horizontal-align="justify" draw:textarea-vertical-align="middle" draw:auto-grow-height="false" fo:min-height="0.466cm" fo:min-width="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2.544cm" fo:min-width="0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409cm" fo:min-width="2.6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395cm" fo:min-width="2.1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textarea-horizontal-align="justify" draw:textarea-vertical-align="middle" draw:auto-grow-height="false" fo:min-height="0.536cm" fo:min-width="2.4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textarea-horizontal-align="justify" draw:textarea-vertical-align="middle" draw:auto-grow-height="false" fo:min-height="0.508cm" fo:min-width="2.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fo:min-height="2.124cm" fo:min-width="0.3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textarea-horizontal-align="justify" draw:textarea-vertical-align="middle" draw:auto-grow-height="false" fo:min-height="0.325cm" fo:min-width="2.8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textarea-horizontal-align="justify" draw:textarea-vertical-align="middle" draw:auto-grow-height="false" fo:min-height="1.901cm" fo:min-width="0.6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textarea-horizontal-align="justify" draw:textarea-vertical-align="middle" draw:auto-grow-height="false" fo:min-height="1.432cm" fo:min-width="0.4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textarea-horizontal-align="justify" draw:textarea-vertical-align="middle" draw:auto-grow-height="false" fo:min-height="0.833cm" fo:min-width="3.4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textarea-horizontal-align="justify" draw:textarea-vertical-align="middle" draw:auto-grow-height="false" fo:min-height="1.729cm" fo:min-width="0.6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textarea-horizontal-align="justify" draw:textarea-vertical-align="middle" draw:auto-grow-height="false" fo:min-height="2.79cm" fo:min-width="0.8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, МОЛОДІ І СПОРТУ України</text:p>
      <text:p text:style-name="P4">Національний технічний університет України</text:p>
      <text:p text:style-name="P4">«Київський політехнічний інститут»</text:p>
      <text:p text:style-name="P4"/>
      <text:p text:style-name="P3">Кафедра конструювання ЕОА</text:p>
      <text:p text:style-name="P3"/>
      <text:p text:style-name="P3"/>
      <text:p text:style-name="P3"/>
      <text:p text:style-name="P3"/>
      <text:h text:style-name="P11" text:outline-level="7">ЗВІТ</text:h>
      <text:p text:style-name="P5"><text:span text:style-name="T1">з лабораторної роботи №</text:span><text:span text:style-name="T2">2</text:span><text:span text:style-name="T1"><text:line-break/>по курсу «Алгоритмічні мови та програмування – 2»<text:line-break/>на тему «Алгоритми сортування»</text:span></text:p>
      <text:p text:style-name="P7"/>
      <text:p text:style-name="P7"/>
      <text:p text:style-name="P8">Виконав:<text:tab/><text:tab/><text:tab/></text:p>
      <text:p text:style-name="P6"><text:span text:style-name="T1">студент гр. ДК-</text:span><text:span text:style-name="T2">91</text:span></text:p>
      <text:p text:style-name="P6"><text:span text:style-name="T3">Тисяк Є. В</text:span><text:span text:style-name="T1">.</text:span></text:p>
      <text:p text:style-name="P8">Перевірив:<text:tab/><text:tab/><text:tab/></text:p>
      <text:p text:style-name="P8">ст. викладач</text:p>
      <text:p text:style-name="P8">Губар В.Г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Київ – 2020</text:p>
      <text:p text:style-name="P13"><text:soft-page-break/>Лабораторна робота №2</text:p>
      <text:p text:style-name="P14">Сортування</text:p>
      <text:p text:style-name="P15"><text:span text:style-name="T4">Тема роботи: </text:span><text:span text:style-name="T5">алгоритми сортування</text:span></text:p>
      <text:p text:style-name="P15"><text:span text:style-name="T4">Мета роботи: </text:span><text:span text:style-name="T5">ознайомлення з алгоритмами сортування</text:span></text:p>
      <text:p text:style-name="P15"><text:span text:style-name="T6">Завдання </text:span><text:span text:style-name="T5">:</text:span></text:p>
      <text:list xml:id="list2006396748" text:style-name="WWNum1">
        <text:list-item>
          <text:p text:style-name="P16">Ознайомлення з простими алгоритмами сортування: бульбашки, вибору, вставки</text:p>
        </text:list-item>
        <text:list-item>
          <text:p text:style-name="P16">Визначити складність кожного з алгоритмів сортування та від чого залежить складність</text:p>
        </text:list-item>
        <text:list-item>
          <text:p text:style-name="P16">Практично визначити час сортування, що затрачений кожним з алгоритмів для сортування </text:p>
        </text:list-item>
      </text:list>
      <text:p text:style-name="P1">7. Отримати масив символів (a-z, 0-9) з файлу. Сортувати по спаданню значень символів. Результат записати до файлу</text:p>
      <text:p text:style-name="P1"/>
      <text:p text:style-name="P1"><draw:custom-shape text:anchor-type="paragraph" draw:z-index="0" draw:name="Фігура1" draw:style-name="gr1" draw:text-style-name="P18" svg:width="5.972cm" svg:height="2.955cm" svg:x="-0.402cm" svg:y="-0.004cm"><text:p text:style-name="P17"><text:span text:style-name="T8">Відкриття файла</text:span></text:p><text:p text:style-name="P17"><text:span text:style-name="T8"><text:s/></text:span><text:span text:style-name="T8">Для читання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6" draw:name="Фігура7" draw:style-name="gr7" svg:width="4.749cm" svg:height="0.68cm" svg:x="6.645cm" svg:y="0.12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Фігура6" draw:style-name="gr6" draw:text-style-name="P19" svg:width="4.851cm" svg:height="2.476cm" svg:x="12.689cm" svg:y="-0.183cm"><text:p text:style-name="P17"><text:span text:style-name="T8">Початок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/>
      <text:p text:style-name="P1"/>
      <text:p text:style-name="P1"><draw:custom-shape text:anchor-type="paragraph" draw:z-index="7" draw:name="Фігура5" draw:style-name="gr8" svg:width="0.743cm" svg:height="2.546cm" svg:x="2.39cm" svg:y="0.26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><draw:custom-shape text:anchor-type="paragraph" draw:z-index="1" draw:name="Фігура2" draw:style-name="gr2" draw:text-style-name="P18" svg:width="6.351cm" svg:height="3.14cm" svg:x="-0.476cm" svg:y="0.039cm"><text:p text:style-name="P17"><text:span text:style-name="T8">Перевірка на</text:span></text:p><text:p text:style-name="P17"><text:span text:style-name="T8">Наявність вмісту 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Фігура4" draw:style-name="gr4" draw:text-style-name="P18" svg:width="6.802cm" svg:height="3.163cm" svg:x="10.275cm" svg:y="0.053cm"><text:p text:style-name="P17"><text:span text:style-name="T8">Перенесення курсору </text:span></text:p><text:p text:style-name="P17"><text:span text:style-name="T8">На кінець тексту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11" draw:name="Фігура9" draw:style-name="gr11" svg:width="3.105cm" svg:height="0.424cm" svg:x="6.539cm" svg:y="0.85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Фігура5" draw:style-name="gr9" svg:width="0.645cm" svg:height="1.281cm" svg:x="13.511cm" svg:y="2.62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><draw:custom-shape text:anchor-type="paragraph" draw:z-index="12" draw:name="Фігура8" draw:style-name="gr10" draw:text-style-name="P18" svg:width="6.802cm" svg:height="3.283cm" svg:x="10.694cm" svg:y="-1.586cm"><text:p text:style-name="P17"><text:span text:style-name="T8">Визначаємо кількість</text:span></text:p><text:p text:style-name="P17"><text:span text:style-name="T8"><text:s/></text:span><text:span text:style-name="T8">Елементів (n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Фігура9" draw:style-name="gr12" draw:text-style-name="P18" svg:width="7.302cm" svg:height="3.342cm" svg:x="-0.489cm" svg:y="-1.61cm"><text:p text:style-name="P17"><text:span text:style-name="T8">Переносимо курсор на </text:span></text:p><text:p text:style-name="P17"><text:span text:style-name="T8">початок файлу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name="Фігура19" draw:style-name="gr25" svg:width="2.992cm" svg:height="0.819cm" svg:x="7.103cm" svg:y="-0.81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/text:p>
      <text:p text:style-name="P1"/>
      <text:p text:style-name="P1"/>
      <text:p text:style-name="P1"><draw:custom-shape text:anchor-type="paragraph" draw:z-index="4" draw:name="Фігура3" draw:style-name="gr5" svg:width="0.595cm" svg:height="2.243cm" svg:x="3.237cm" svg:y="0.00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15" draw:name="Фігура8" draw:style-name="gr13" draw:text-style-name="P18" svg:width="7.383cm" svg:height="3.283cm" svg:x="10.8cm" svg:y="-0.175cm"><text:p text:style-name="P17"><text:span text:style-name="T8">Заповнюємо цей масив </text:span></text:p><text:p text:style-name="P17"><text:span text:style-name="T8">Елементами файла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Фігура8" draw:style-name="gr10" draw:text-style-name="P18" svg:width="6.802cm" svg:height="3.283cm" svg:x="-0.032cm" svg:y="0.266cm"><text:p text:style-name="P17"><text:span text:style-name="T8">Створюємо масив </text:span></text:p><text:p text:style-name="P17"><text:span text:style-name="T8">кількість </text:span></text:p><text:p text:style-name="P17"><text:span text:style-name="T8">n елементів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16" draw:name="Фігура9" draw:style-name="gr14" svg:width="2.484cm" svg:height="0.424cm" svg:x="7.696cm" svg:y="-0.14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><draw:custom-shape text:anchor-type="paragraph" draw:z-index="2" draw:name="Фігура3" draw:style-name="gr3" svg:width="0.676cm" svg:height="2.394cm" svg:x="13.822cm" svg:y="-0.20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9" draw:name="Фігура10" draw:style-name="gr15" draw:text-style-name="P17" svg:width="6.52cm" svg:height="3.162cm" svg:x="-0.178cm" svg:y="0.467cm"><text:p text:style-name="P17"><text:span text:style-name="T8">Сортуємо способом</text:span></text:p><text:p text:style-name="P17"><text:span text:style-name="T8">вставки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10" draw:name="Фігура8" draw:style-name="gr10" draw:text-style-name="P18" svg:width="6.802cm" svg:height="3.283cm" svg:x="11.157cm" svg:y="0.09cm"><text:p text:style-name="P17"><text:span text:style-name="T8">Запускаємо таймер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31" draw:name="Фігура14" draw:style-name="gr20" svg:width="3.726cm" svg:height="0.763cm" svg:x="6.849cm" svg:y="0.07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custom-shape text:anchor-type="paragraph" draw:z-index="33" draw:name="Фігура16" draw:style-name="gr22" svg:width="0.65cm" svg:height="2.795cm" svg:x="2.898cm" svg:y="0.6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><draw:custom-shape text:anchor-type="paragraph" draw:z-index="9" draw:name="Фігура8" draw:style-name="gr10" draw:text-style-name="P17" svg:width="6.802cm" svg:height="3.283cm" svg:x="-0.141cm" svg:y="0.422cm"><text:p text:style-name="P17"><text:span text:style-name="T8">Зупиняємо таймер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name="Фігура11" draw:style-name="gr18" draw:text-style-name="P18" svg:width="8.27cm" svg:height="3.246cm" svg:x="10.067cm" svg:y="0.422cm"><text:p text:style-name="P17"><text:span text:style-name="T8">Визначаємо час</text:span></text:p><text:p text:style-name="P17"><text:span text:style-name="T8">Затрачений на сортування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name="Фігура15" draw:style-name="gr21" svg:width="0.198cm" svg:height="0.825cm" svg:x="14.526cm" svg:y="0.69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custom-shape text:anchor-type="paragraph" draw:z-index="34" draw:name="Фігура17" draw:style-name="gr23" svg:width="2.287cm" svg:height="0.932cm" svg:x="7.385cm" svg:y="0.29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custom-shape text:anchor-type="paragraph" draw:z-index="35" draw:name="Фігура18" draw:style-name="gr24" svg:width="1.44cm" svg:height="2.908cm" svg:x="13.82cm" svg:y="0.6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29" draw:name="Фігура12" draw:style-name="gr19" draw:text-style-name="P18" svg:width="8.072cm" svg:height="4.356cm" svg:x="10.236cm" svg:y="-1.552cm"><text:p text:style-name="P17"><text:span text:style-name="T8">Виводимо на екран </text:span></text:p><text:p text:style-name="P17"><text:span text:style-name="T8">посортований</text:span></text:p><text:p text:style-name="P17"><text:span text:style-name="T8">Масив і час затрачений</text:span></text:p><text:p text:style-name="P17"><text:span text:style-name="T8"><text:s/></text:span><text:span text:style-name="T8">на сортування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3" draw:name="Фігура8" draw:style-name="gr10" draw:text-style-name="P18" svg:width="6.802cm" svg:height="3.283cm" svg:x="0.093cm" svg:y="-1.224cm"><text:p text:style-name="P17"><text:span text:style-name="T8">Запускаємо таймер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name="Фігура20" draw:style-name="gr26" svg:width="2.428cm" svg:height="0.791cm" svg:x="7.216cm" svg:y="0.2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/text:p>
      <text:p text:style-name="P1"/>
      <text:p text:style-name="P1"/>
      <text:p text:style-name="P1"><draw:custom-shape text:anchor-type="paragraph" draw:z-index="40" draw:name="Фігура23" draw:style-name="gr29" svg:width="0.763cm" svg:height="2.428cm" svg:x="2.926cm" svg:y="-0.21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24" draw:name="Фігура8" draw:style-name="gr10" draw:text-style-name="P17" svg:width="6.802cm" svg:height="3.283cm" svg:x="11.261cm" svg:y="0.513cm"><text:p text:style-name="P17"><text:span text:style-name="T8">Зупиняємо таймер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18" draw:name="Фігура10" draw:style-name="gr15" draw:text-style-name="P17" svg:width="6.52cm" svg:height="3.162cm" svg:x="0.161cm" svg:y="0.129cm"><text:p text:style-name="P17"><text:span text:style-name="T8">Сортуємо способом</text:span></text:p><text:p text:style-name="P17"><text:span text:style-name="T8">вибору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41" draw:name="Фігура24" draw:style-name="gr30" svg:width="3.218cm" svg:height="0.65cm" svg:x="7.555cm" svg:y="0.53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custom-shape text:anchor-type="paragraph" draw:z-index="42" draw:name="Фігура25" draw:style-name="gr31" svg:width="1.271cm" svg:height="2.174cm" svg:x="14.159cm" svg:y="0.04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><draw:custom-shape text:anchor-type="paragraph" draw:z-index="21" draw:name="Фігура11" draw:style-name="gr17" draw:text-style-name="P18" svg:width="7.818cm" svg:height="3.246cm" svg:x="10.913cm" svg:y="0.45cm"><text:p text:style-name="P17"><text:span text:style-name="T8">Визначаємо час</text:span></text:p><text:p text:style-name="P17"><text:span text:style-name="T8">Затрачений на сортування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name="Фігура12" draw:style-name="gr19" draw:text-style-name="P18" svg:width="8.072cm" svg:height="4.356cm" svg:x="-1.505cm" svg:y="-0.245cm"><text:p text:style-name="P17"><text:span text:style-name="T8">Виводимо на екран </text:span></text:p><text:p text:style-name="P17"><text:span text:style-name="T8">посортований</text:span></text:p><text:p text:style-name="P17"><text:span text:style-name="T8">Масив і час затрачений</text:span></text:p><text:p text:style-name="P17"><text:span text:style-name="T8"><text:s/></text:span><text:span text:style-name="T8">на сортування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38" draw:name="Фігура21" draw:style-name="gr27" svg:width="2.795cm" svg:height="1.073cm" svg:x="7.188cm" svg:y="0.13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custom-shape text:anchor-type="paragraph" draw:z-index="43" draw:name="Фігура13" draw:style-name="gr32" svg:width="0.876cm" svg:height="1.638cm" svg:x="1.995cm" svg:y="0.7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26" draw:name="Фігура8" draw:style-name="gr10" draw:text-style-name="P18" svg:width="6.802cm" svg:height="3.283cm" svg:x="-1.092cm" svg:y="0.15cm"><text:p text:style-name="P17"><text:span text:style-name="T8">Запускаємо таймер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7" draw:name="Фігура10" draw:style-name="gr15" svg:width="6.52cm" svg:height="3.162cm" svg:x="11.986cm" svg:y="0.242cm"><text:p text:style-name="P17"><text:span text:style-name="T8">Сортуємо способом</text:span></text:p><text:p text:style-name="P17"><text:span text:style-name="T8">бульбашки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name="Фігура26" draw:style-name="gr33" svg:width="3.952cm" svg:height="1.666cm" svg:x="7.019cm" svg:y="0.50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><draw:custom-shape text:anchor-type="paragraph" draw:z-index="45" draw:name="Фігура27" draw:style-name="gr34" svg:width="1.243cm" svg:height="1.976cm" svg:x="14.78cm" svg:y="0.37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25" draw:name="Фігура11" draw:style-name="gr17" draw:text-style-name="P18" svg:width="7.818cm" svg:height="3.246cm" svg:x="-1.363cm" svg:y="-0.175cm"><text:p text:style-name="P17"><text:span text:style-name="T8">Визначаємо час</text:span></text:p><text:p text:style-name="P17"><text:span text:style-name="T8">Затрачений на сортування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0" draw:name="Фігура8" draw:style-name="gr16" draw:text-style-name="P17" svg:width="6.802cm" svg:height="2.497cm" svg:x="11.853cm" svg:y="0.337cm"><text:p text:style-name="P17"><text:span text:style-name="T8">Зупиняємо таймер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39" draw:name="Фігура22" draw:style-name="gr28" svg:width="2.513cm" svg:height="1.017cm" svg:x="7.865cm" svg:y="0.13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46" draw:name="Фігура28" draw:style-name="gr35" svg:width="1.779cm" svg:height="3.19cm" svg:x="2.447cm" svg:y="-1.3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1"/>
      <text:p text:style-name="P1"/>
      <text:p text:style-name="P1"/>
      <text:p text:style-name="P1"><draw:custom-shape text:anchor-type="paragraph" draw:z-index="27" draw:name="Фігура12" draw:style-name="gr19" draw:text-style-name="P18" svg:width="8.072cm" svg:height="4.356cm" svg:x="-0.658cm" svg:y="0.155cm"><text:p text:style-name="P17"><text:span text:style-name="T8">Виводимо на екран </text:span></text:p><text:p text:style-name="P17"><text:span text:style-name="T8">посортований</text:span></text:p><text:p text:style-name="P17"><text:span text:style-name="T8">Масив і час затрачений</text:span></text:p><text:p text:style-name="P17"><text:span text:style-name="T8"><text:s/></text:span><text:span text:style-name="T8">на сортування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47" draw:name="Фігура26" draw:style-name="gr33" svg:width="3.952cm" svg:height="1.666cm" svg:x="8.063cm" svg:y="0.02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0" draw:name="Фігура6" draw:style-name="gr6" draw:text-style-name="P19" svg:width="4.851cm" svg:height="2.476cm" svg:x="13.339cm" svg:y="-0.021cm"><text:p text:style-name="P17"><text:span text:style-name="T8"/></text:p><text:p text:style-name="P17"><text:span text:style-name="T9">Кінець</text:span></text:p><text:p text:style-name="P17"><text:span text:style-name="T8"/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/>
      <text:p text:style-name="P1"/>
      <text:p text:style-name="P1"/>
      <text:p text:style-name="P1"/>
      <text:p text:style-name="P1"/>
      <text:p text:style-name="P2">Висновок:<text:span text:style-name="T7"> кожен із способів сортування має свої переваги. Спосіб вибірки найшвидший, спосіб вставки дозволяє добавляти елементи масиву під час сортування, а спосіб бульбашки використовується як основа для більш ефективних алгоритмів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1.667cm" fo:margin-left="2.91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22:15:48.509000000</meta:creation-date>
    <dc:date>2020-04-27T22:42:51.137000000</dc:date>
    <meta:editing-duration>PT6M9S</meta:editing-duration>
    <meta:editing-cycles>2</meta:editing-cycles>
    <meta:generator>LibreOffice/6.2.2.2$Windows_X86_64 LibreOffice_project/2b840030fec2aae0fd2658d8d4f9548af4e3518d</meta:generator>
    <meta:document-statistic meta:table-count="0" meta:image-count="0" meta:object-count="0" meta:page-count="5" meta:paragraph-count="23" meta:word-count="144" meta:character-count="1064" meta:non-whitespace-character-count="937"/>
  </office:meta>
</office:document-meta>
</file>